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55b2" officeooo:paragraph-rsid="000655b2"/>
    </style:style>
    <style:style style:name="P2" style:family="paragraph" style:parent-style-name="Standard">
      <style:text-properties officeooo:rsid="000655b2" officeooo:paragraph-rsid="000c703b"/>
    </style:style>
    <style:style style:name="P3" style:family="paragraph" style:parent-style-name="Standard">
      <style:text-properties officeooo:rsid="000b13f9" officeooo:paragraph-rsid="000b13f9"/>
    </style:style>
    <style:style style:name="P4" style:family="paragraph" style:parent-style-name="Standard" style:list-style-name="L1">
      <style:text-properties officeooo:rsid="000655b2" officeooo:paragraph-rsid="000c703b"/>
    </style:style>
    <style:style style:name="P5" style:family="paragraph" style:parent-style-name="Standard">
      <style:text-properties officeooo:rsid="000655b2" officeooo:paragraph-rsid="000655b2"/>
    </style:style>
    <style:style style:name="P6" style:family="paragraph" style:parent-style-name="Standard">
      <style:text-properties officeooo:rsid="000eb10a" officeooo:paragraph-rsid="000eb10a"/>
    </style:style>
    <style:style style:name="P7" style:family="paragraph" style:parent-style-name="Standard" style:list-style-name="L2">
      <style:text-properties officeooo:rsid="00103369" officeooo:paragraph-rsid="00103369"/>
    </style:style>
    <style:style style:name="T1" style:family="text">
      <style:text-properties officeooo:rsid="0007da45"/>
    </style:style>
    <style:style style:name="T2" style:family="text">
      <style:text-properties officeooo:rsid="00093948"/>
    </style:style>
    <style:style style:name="T3" style:family="text">
      <style:text-properties officeooo:rsid="0009fc83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officeooo:rsid="000c5a08"/>
    </style:style>
    <style:style style:name="T6" style:family="text">
      <style:text-properties officeooo:rsid="000c703b"/>
    </style:style>
    <style:style style:name="T7" style:family="text">
      <style:text-properties officeooo:rsid="000eb10a"/>
    </style:style>
    <style:style style:name="T8" style:family="text">
      <style:text-properties officeooo:rsid="0011f6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’utilisateur doit trouver ce qu’il veut en <text:span text:style-name="T4">3 clics</text:span></text:p>
      <text:p text:style-name="P1"/>
      <text:p text:style-name="P1"/>
      <text:p text:style-name="P1">- <text:span text:style-name="T3">Bouton de connexion ouvre une pop-up pour se connecter</text:span></text:p>
      <text:p text:style-name="P1"/>
      <text:p text:style-name="P1">- <text:span text:style-name="T1">Barre de nouveauté, diaporama (cf dans dossier Mon site)</text:span></text:p>
      <text:p text:style-name="P1"/>
      <text:p text:style-name="P1">-<text:span text:style-name="T2">Dans la barre de nav, chaque série renvoie à la </text:span><text:span text:style-name="T3">page</text:span><text:span text:style-name="T2"> par série (ex : si je clique sur bleach, ça envoie sur la page de bleach </text:span><text:span text:style-name="T3">avec un lien qui mène vers la recherche</text:span><text:span text:style-name="T5">)</text:span></text:p>
      <text:p text:style-name="P1"/>
      <text:p text:style-name="P2">- <text:span text:style-name="T5">Sur le Profil :</text:span></text:p>
      <text:list xml:id="list4072162070" text:style-name="L1">
        <text:list-item>
          <text:p text:style-name="P4"><text:span text:style-name="T5">- </text:span><text:span text:style-name="T6">Modification</text:span><text:span text:style-name="T5"> de l’avatar par pop-up</text:span></text:p>
        </text:list-item>
        <text:list-item>
          <text:p text:style-name="P4">- <text:span text:style-name="T6">Supprimer &gt; checkbox et message « Êtes-vous sûr de vouloir supprimer ? »</text:span></text:p>
        </text:list-item>
        <text:list-item>
          <text:p text:style-name="P4">- <text:span text:style-name="T6">Nouveau Message &gt; page de nouveau message</text:span></text:p>
        </text:list-item>
        <text:list-item>
          <text:p text:style-name="P4"/>
        </text:list-item>
      </text:list>
      <text:p text:style-name="P1"/>
      <text:p text:style-name="P1">-<text:span text:style-name="T7">Page d’accueil :</text:span></text:p>
      <text:list xml:id="list377278884" text:style-name="L2">
        <text:list-item>
          <text:p text:style-name="P7">bannière opaque, rien ne passe derrière</text:p>
        </text:list-item>
      </text:list>
      <text:p text:style-name="P6"/>
      <text:p text:style-name="P6"/>
      <text:p text:style-name="P6">-<text:span text:style-name="T8">Sur le profil</text:span></text:p>
      <text:p text:style-name="P6"><text:tab/><text:span text:style-name="T8">faire en dur un essai d’ajout de mang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8T16:56:22.037000000</dc:date>
    <meta:editing-duration>PT6H53M15S</meta:editing-duration>
    <meta:editing-cycles>10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3" meta:word-count="122" meta:character-count="617" meta:non-whitespace-character-count="511"/>
  </office:meta>
</office:document-meta>
</file>